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968179" officeooo:paragraph-rsid="0096817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986bdc" officeooo:paragraph-rsid="00986bdc" style:font-weight-asian="normal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986bdc" officeooo:paragraph-rsid="00986bd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9a39f3" officeooo:paragraph-rsid="009a39f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9c0a74" officeooo:paragraph-rsid="009c0a7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9a39f3" officeooo:paragraph-rsid="009a39f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9c0a74" officeooo:paragraph-rsid="009c0a74" style:font-weight-asian="bold" style:font-weight-complex="bold"/>
    </style:style>
    <style:style style:name="T1" style:family="text">
      <style:text-properties officeooo:rsid="009a39f3"/>
    </style:style>
    <style:style style:name="T2" style:family="text">
      <style:text-properties officeooo:rsid="009b9aa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ervation</text:p>
      <text:p text:style-name="P2">There are <text:span text:style-name="T1">6</text:span> properties that need to be conserved in particle interactions:</text:p>
      <text:list xml:id="list1260839027" text:style-name="L4">
        <text:list-item>
          <text:p text:style-name="P3">Strangeness</text:p>
        </text:list-item>
        <text:list-item>
          <text:p text:style-name="P3">Lepton Number</text:p>
        </text:list-item>
        <text:list-item>
          <text:p text:style-name="P3">Baryon Number</text:p>
        </text:list-item>
        <text:list-item>
          <text:p text:style-name="P3">Charge</text:p>
        </text:list-item>
        <text:list-item>
          <text:p text:style-name="P3">Momentum</text:p>
        </text:list-item>
        <text:list-item>
          <text:p text:style-name="P3">Mass</text:p>
        </text:list-item>
      </text:list>
      <text:p text:style-name="P2"/>
      <text:p text:style-name="P6">Strangeness</text:p>
      <text:p text:style-name="P4">Strangeness needs to be conserved, but in interactions with just one particle turning into another, <text:span text:style-name="T2">a </text:span>strangeness <text:span text:style-name="T2">change of</text:span><draw:frame draw:style-name="fr1" draw:name="Object1" text:anchor-type="as-char" svg:y="-0.377cm" svg:width="0.757cm" svg:height="0.467cm" draw:z-index="0"><draw:object xlink:href="./Object 1" xlink:type="simple" xlink:show="embed" xlink:actuate="onLoad"/><draw:image xlink:href="./ObjectReplacements/Object 1" xlink:type="simple" xlink:show="embed" xlink:actuate="onLoad"/></draw:frame> <text:span text:style-name="T2">is acceptable.</text:span></text:p>
      <text:p text:style-name="P4"/>
      <text:p text:style-name="P7">Lepton/Baryon Number</text:p>
      <text:p text:style-name="P5">Lepton number is 1 for leptons, 0 for neutrinos, and -1 for anti-neutrinos.</text:p>
      <text:p text:style-name="P5">Baryon number is 1 for baryons (proton &amp; neutron), and -1 for anti-bary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ys Adams</meta:initial-creator>
    <meta:editing-cycles>108</meta:editing-cycles>
    <meta:creation-date>2020-10-22T10:30:00</meta:creation-date>
    <dc:date>2020-11-13T09:25:19.629000000</dc:date>
    <meta:editing-duration>PT1H58M7S</meta:editing-duration>
    <meta:generator>LibreOffice/5.3.4.2$Windows_X86_64 LibreOffice_project/f82d347ccc0be322489bf7da61d7e4ad13fe2ff3</meta:generator>
    <meta:document-statistic meta:table-count="0" meta:image-count="0" meta:object-count="1" meta:page-count="1" meta:paragraph-count="13" meta:word-count="77" meta:character-count="466" meta:non-whitespace-character-count="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stretchy="false">±</mo>
      <mn>1</mn>
    </mrow>
    <annotation encoding="StarMath 5.0">+-1</annotation>
  </semantics>
</math>
</file>